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pitch="variable" style:font-charset="x-symbol"/>
    <style:font-face style:name="OpenSymbol" svg:font-family="OpenSymbol"/>
    <style:font-face style:name="Tahoma1" svg:font-family="Tahoma"/>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list-style-name="L1"/>
    <style:style style:name="P2" style:family="paragraph" style:parent-style-name="Standard">
      <style:paragraph-properties fo:text-align="center" style:justify-single-word="false"/>
    </style:style>
    <style:style style:name="P3" style:family="paragraph" style:parent-style-name="Standard">
      <style:paragraph-properties fo:text-align="justify" style:justify-single-word="false"/>
    </style:style>
    <style:style style:name="P4" style:family="paragraph" style:parent-style-name="Standard" style:list-style-name="L2">
      <style:paragraph-properties fo:text-align="justify" style:justify-single-word="false"/>
    </style:style>
    <style:style style:name="T1" style:family="text">
      <style:text-properties style:font-name="Times New Roman1"/>
    </style:style>
    <style:style style:name="T2" style:family="text">
      <style:text-properties style:font-name="Times New Roman"/>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754348762687025747" text:style-name="L1">
        <text:list-item>
          <text:p text:style-name="P1">Deşarj kapasitesi toplam kapasiteden farklıdır. Vmin gerilimine inilince deşar kapasitesi deşarj edilmiş olur fakat bu 0% SOC'a ulaşılmış olduğunu temsil etmez.</text:p>
        </text:list-item>
        <text:list-item>
          <text:p text:style-name="P1">Deşarj gerilimi Vmin'in en düşük inebileceği gerilim kıstından dolayı SOC 0%'a kadar inemez. Şarj gerilimi de Vmax'ın en yüksek çıkabileceği gerilim kısıtından dolayı SOC 100%'a kadar çıkamaz.</text:p>
        </text:list-item>
        <text:list-item>
          <text:p text:style-name="P1">Yukarıdaki durum ile başedebilmek için düşük SOC'da şarj gerilimi şarj akımının batarya direnci ile çarpımı ile toplanması ile, yüksek SOC'ta deşarj gerilimi deşarj akımının batarya direnç ile çarpılması ile elde edilir.</text:p>
        </text:list-item>
        <text:list-item>
          <text:p text:style-name="P1">Yüksek SOC'larda sıcaklıkla OCV değişimi artar.</text:p>
        </text:list-item>
      </text:list>
      <text:p text:style-name="Standard"/>
      <text:p text:style-name="P2"><text:tab/>ESC Paramtre Değerlerini Belirlemek için Aşağıdaki Adımlar İzlenir</text:p>
      <text:p text:style-name="P3"><text:tab/>OCV vs. SOC ilişkisi hariç bütün ESC parametrelerini belirlemek için {i[k], v[k]} dinamik değerleri kullanılır.</text:p>
      <text:list xml:id="list5302631657613211495" text:style-name="L2">
        <text:list-item>
          <text:p text:style-name="P4">İlk olarak <text:span text:style-name="T1">ȵ</text:span> <text:s/>ve Q(yük), OCV test sonuçları için yaptığımız gibi veriden direk olarak hesaplanır.</text:p>
        </text:list-item>
        <text:list-item>
          <text:p text:style-name="P4">z[k], OCV(z[k]) her veri örneği için hesaplanır, OCV v[k]'dan elde edilir.</text:p>
        </text:list-item>
        <text:list-item>
          <text:p text:style-name="P4">R-C zaman sabitleri bulunması için alt uzay sistem tanım tekniği kullanılır.</text:p>
        </text:list-item>
        <text:list-item>
          <text:p text:style-name="P4">s[k], iR[k], her veri örneği için hesaplanır.</text:p>
        </text:list-item>
        <text:list-item>
          <text:p text:style-name="P4"><text:span text:style-name="T1">ү</text:span><text:span text:style-name="T2"> <text:s/>tahmin edilir, </text:span><text:span text:style-name="T1">ү kullanılır her bir veri örneği için h[k] hesaplanır.</text:span></text:p>
        </text:list-item>
        <text:list-item>
          <text:p text:style-name="P4"><text:span text:style-name="T1">"Açıklanmamış" gerilim kısmı parametreler içierisnde lineerdir, en düşük kare kullanılarak bu parametre değerleri çözülür.</text:span></text:p>
        </text:list-item>
        <text:list-item>
          <text:p text:style-name="P4"><text:span text:style-name="T2">Mevcut modelin RMS voltaj-kestirim hatası hesaplanır.</text:span></text:p>
        </text:list-item>
        <text:list-item>
          <text:p text:style-name="P4"><text:span text:style-name="T2"><text:s/></text:span><text:span text:style-name="T1">ү</text:span><text:span text:style-name="T2"> <text:s/>adapte edilerek hata minimize edilir. Yakınsama elde edilene kadar 5-8 adımları tekrar edilir.</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pitch="variable" style:font-charset="x-symbol"/>
    <style:font-face style:name="OpenSymbol" svg:font-family="OpenSymbol"/>
    <style:font-face style:name="Tahoma1" svg:font-family="Tahoma"/>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Title" style:family="paragraph" style:parent-style-name="Standard" style:class="chapter">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H37M2S</meta:editing-duration>
    <meta:editing-cycles>11</meta:editing-cycles>
    <meta:generator>OpenOffice/4.1.4$Win32 OpenOffice.org_project/414m5$Build-9788</meta:generator>
    <dc:date>2018-12-04T19:18:52.91</dc:date>
    <dc:creator>onur </dc:creator>
    <meta:document-statistic meta:table-count="0" meta:image-count="0" meta:object-count="0" meta:page-count="1" meta:paragraph-count="14" meta:word-count="210" meta:character-count="1455"/>
    <meta:user-defined meta:name="Info 1"/>
    <meta:user-defined meta:name="Info 2"/>
    <meta:user-defined meta:name="Info 3"/>
    <meta:user-defined meta:name="Info 4"/>
  </office:meta>
</office:document-meta>
</file>